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Tahoma1" svg:font-family="Tahoma"/>
    <style:font-face style:name="sans-serif" svg:font-family="sans-serif"/>
    <style:font-face style:name="Lato1" svg:font-family="Lato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line-height="115%" fo:text-align="justify" style:justify-single-word="false" fo:background-color="transparent"/>
      <style:text-properties fo:color="#333333" style:font-name="Times New Roman" fo:font-style="italic" style:font-style-asian="italic" style:font-style-complex="italic"/>
    </style:style>
    <style:style style:name="P2" style:family="paragraph" style:parent-style-name="Text_20_body">
      <loext:graphic-properties draw:fill="none"/>
      <style:paragraph-properties fo:line-height="115%" fo:text-align="justify" style:justify-single-word="false" fo:background-color="transparent"/>
      <style:text-properties fo:color="#333333" style:font-name="Times New Roman" fo:font-size="12pt" style:font-size-asian="12pt" style:font-size-complex="12pt"/>
    </style:style>
    <style:style style:name="P3" style:family="paragraph" style:parent-style-name="Text_20_body">
      <loext:graphic-properties draw:fill="none"/>
      <style:paragraph-properties fo:line-height="115%" fo:text-align="center" style:justify-single-word="false" fo:background-color="transparent"/>
      <style:text-properties fo:color="#333333" style:font-name="Times New Roman" fo:font-size="18pt" fo:font-weight="bold" officeooo:rsid="0008fd6c" officeooo:paragraph-rsid="0008fd6c" style:font-size-asian="18pt" style:font-weight-asian="bold" style:font-size-complex="18pt" style:font-weight-complex="bold"/>
    </style:style>
    <style:style style:name="P4" style:family="paragraph" style:parent-style-name="Text_20_body">
      <loext:graphic-properties draw:fill="none"/>
      <style:paragraph-properties fo:line-height="115%" fo:text-align="justify" style:justify-single-word="false" fo:background-color="transparent"/>
      <style:text-properties fo:color="#333333" style:font-name="Lato1" fo:font-size="12pt" fo:font-style="normal" fo:font-weight="bold" officeooo:rsid="000b189e" officeooo:paragraph-rsid="000b189e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ext_20_body">
      <loext:graphic-properties draw:fill="none"/>
      <style:paragraph-properties fo:background-color="transparent"/>
    </style:style>
    <style:style style:name="P6" style:family="paragraph" style:parent-style-name="Text_20_body">
      <loext:graphic-properties draw:fill="none"/>
      <style:paragraph-properties fo:line-height="115%" fo:text-align="justify" style:justify-single-word="false" fo:background-color="transparent"/>
      <style:text-properties style:font-name="Times New Roman" officeooo:paragraph-rsid="0008fd6c"/>
    </style:style>
    <style:style style:name="P7" style:family="paragraph" style:parent-style-name="Text_20_body">
      <loext:graphic-properties draw:fill="none"/>
      <style:paragraph-properties fo:line-height="115%" fo:text-align="justify" style:justify-single-word="false" fo:background-color="transparent"/>
      <style:text-properties style:font-name="Times New Roman"/>
    </style:style>
    <style:style style:name="P8" style:family="paragraph" style:parent-style-name="Text_20_body">
      <loext:graphic-properties draw:fill="none"/>
      <style:paragraph-properties fo:line-height="115%" fo:background-color="transparent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orphans="2" fo:widows="2" fo:text-indent="0cm" style:auto-text-indent="false" style:page-number="auto" fo:background-color="transparent"/>
      <style:text-properties fo:color="#000000" officeooo:paragraph-rsid="00084dc8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orphans="2" fo:widows="2" fo:text-indent="1cm" style:auto-text-indent="false" style:page-number="auto" fo:background-color="transparent"/>
      <style:text-properties fo:color="#333333" fo:font-style="italic" officeooo:paragraph-rsid="00084dc8" style:font-style-asian="italic" style:font-style-complex="italic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.199cm" fo:margin-bottom="0cm" loext:contextual-spacing="false" fo:line-height="115%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333333" style:font-name="Times New Roman" fo:letter-spacing="normal" fo:font-style="italic" fo:font-weight="normal" style:font-style-asian="italic" style:font-style-complex="italic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.3cm" fo:margin-bottom="0cm" loext:contextual-spacing="false" fo:line-height="115%" fo:text-align="start" style:justify-single-word="false" fo:text-indent="1cm" style:auto-text-indent="false" style:page-number="auto" fo:background-color="transparent"/>
      <style:text-properties officeooo:paragraph-rsid="0007343f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.199cm" fo:margin-bottom="0.21cm" loext:contextual-spacing="false" fo:line-height="115%" fo:text-align="justify" style:justify-single-word="false" fo:text-indent="1cm" style:auto-text-indent="false" style:page-number="auto" fo:background-color="transparent"/>
      <style:text-properties style:font-name="Times New Roman" officeooo:paragraph-rsid="0008fd6c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.199cm" fo:margin-bottom="0.21cm" loext:contextual-spacing="false" fo:line-height="115%" fo:text-align="justify" style:justify-single-word="false" fo:text-indent="1cm" style:auto-text-indent="false" style:page-number="auto" fo:background-color="transparent"/>
      <style:text-properties style:font-name="Times New Roman" officeooo:paragraph-rsid="0009f5db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.199cm" fo:margin-bottom="0.21cm" loext:contextual-spacing="false" fo:line-height="115%" fo:text-align="justify" style:justify-single-word="false" fo:text-indent="1cm" style:auto-text-indent="false" style:page-number="auto" fo:background-color="transparent"/>
      <style:text-properties style:font-name="Times New Roman" officeooo:paragraph-rsid="0009f5db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.199cm" fo:margin-bottom="0.21cm" loext:contextual-spacing="false" fo:line-height="115%" fo:text-align="justify" style:justify-single-word="false" fo:text-indent="1cm" style:auto-text-indent="false" style:page-number="auto" fo:background-color="transparent"/>
      <style:text-properties fo:color="#333333" style:font-name="Times New Roman" fo:font-size="12pt" style:font-size-asian="12pt" style:font-size-complex="12pt"/>
    </style:style>
    <style:style style:name="P17" style:family="paragraph" style:parent-style-name="Text_20_body">
      <loext:graphic-properties draw:fill="none"/>
      <style:paragraph-properties fo:margin-top="0cm" fo:margin-bottom="0cm" loext:contextual-spacing="false" fo:line-height="115%" fo:background-color="transparent"/>
      <style:text-properties officeooo:paragraph-rsid="0007343f"/>
    </style:style>
    <style:style style:name="P18" style:family="paragraph" style:parent-style-name="Text_20_body">
      <loext:graphic-properties draw:fill="none"/>
      <style:paragraph-properties fo:margin-top="0cm" fo:margin-bottom="0cm" loext:contextual-spacing="false" fo:line-height="115%" fo:text-align="start" style:justify-single-word="false" fo:background-color="transparent"/>
      <style:text-properties officeooo:paragraph-rsid="0007343f"/>
    </style:style>
    <style:style style:name="P19" style:family="paragraph" style:parent-style-name="Text_20_body">
      <loext:graphic-properties draw:fill="none"/>
      <style:paragraph-properties fo:margin-top="0.199cm" fo:margin-bottom="0.21cm" loext:contextual-spacing="false" fo:line-height="115%" fo:text-align="start" style:justify-single-word="false" fo:background-color="transparent"/>
      <style:text-properties style:font-name="Times New Roman" officeooo:paragraph-rsid="0008fd6c"/>
    </style:style>
    <style:style style:name="P20" style:family="paragraph" style:parent-style-name="Text_20_body">
      <loext:graphic-properties draw:fill="none"/>
      <style:paragraph-properties fo:margin-top="0.199cm" fo:margin-bottom="0.21cm" loext:contextual-spacing="false" fo:line-height="115%" fo:background-color="transparent"/>
      <style:text-properties style:font-name="Times New Roman" officeooo:paragraph-rsid="0009f5db"/>
    </style:style>
    <style:style style:name="P21" style:family="paragraph" style:parent-style-name="Text_20_body">
      <style:paragraph-properties fo:margin-top="0cm" fo:margin-bottom="0.21cm" loext:contextual-spacing="false" fo:line-height="115%"/>
      <style:text-properties fo:color="#333333"/>
    </style:style>
    <style:style style:name="P22" style:family="paragraph" style:parent-style-name="Text_20_body">
      <style:paragraph-properties fo:margin-top="0cm" fo:margin-bottom="0.21cm" loext:contextual-spacing="false" fo:line-height="115%" fo:text-align="start" style:justify-single-word="false"/>
      <style:text-properties fo:color="#333333" officeooo:paragraph-rsid="0007343f"/>
    </style:style>
    <style:style style:name="T1" style:family="text">
      <style:text-properties fo:font-variant="normal" fo:text-transform="none" style:font-name="Times New Roman" fo:font-size="12pt" fo:letter-spacing="normal" fo:font-weight="normal" style:font-size-asian="12pt" style:font-size-complex="12pt"/>
    </style:style>
    <style:style style:name="T2" style:family="text">
      <style:text-properties fo:font-variant="normal" fo:text-transform="none" style:font-name="Times New Roman" fo:font-size="12pt" fo:letter-spacing="normal" fo:font-weight="normal" officeooo:rsid="00084dc8" style:font-size-asian="12pt" style:font-size-complex="12pt"/>
    </style:style>
    <style:style style:name="T3" style:family="text">
      <style:text-properties fo:font-variant="normal" fo:text-transform="none" style:font-name="Times New Roman" fo:font-size="14pt" fo:letter-spacing="normal" fo:font-style="normal" fo:font-weight="bold" style:font-size-asian="14pt" style:font-size-complex="14pt"/>
    </style:style>
    <style:style style:name="T4" style:family="text">
      <style:text-properties fo:font-variant="normal" fo:text-transform="none" style:text-line-through-style="none" style:text-line-through-type="none" style:font-name="Times New Roman" fo:font-size="12pt" fo:letter-spacing="normal" style:text-underline-style="none" fo:font-weight="normal" style:text-blinking="false" fo:background-color="#ffffff" loext:char-shading-value="0" style:font-size-asian="12pt" style:font-size-complex="12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officeooo:rsid="0008fd6c" loext:padding="0cm" loext:border="none"/>
    </style:style>
    <style:style style:name="T7" style:family="text">
      <style:text-properties fo:font-variant="normal" fo:text-transform="none" fo:letter-spacing="normal" fo:font-style="normal" loext:padding="0cm" loext:border="none"/>
    </style:style>
    <style:style style:name="T8" style:family="text">
      <style:text-properties fo:font-variant="normal" fo:text-transform="none" fo:color="#000000" style:font-name="Lato" fo:letter-spacing="normal" fo:font-style="normal" fo:font-weight="bold"/>
    </style:style>
    <style:style style:name="T9" style:family="text">
      <style:text-properties fo:font-variant="normal" fo:text-transform="none" fo:color="#282828" fo:letter-spacing="normal" fo:font-style="normal" loext:padding="0cm" loext:border="none"/>
    </style:style>
    <style:style style:name="T10" style:family="text">
      <style:text-properties fo:font-variant="normal" fo:text-transform="none" fo:color="#282828" fo:letter-spacing="normal" fo:font-style="normal" officeooo:rsid="0008fd6c" loext:padding="0cm" loext:border="none"/>
    </style:style>
    <style:style style:name="T11" style:family="text">
      <style:text-properties fo:font-variant="normal" fo:text-transform="none" fo:color="#282828" fo:font-size="12pt" fo:letter-spacing="normal" fo:font-style="normal" fo:font-weight="normal" officeooo:rsid="0008fd6c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282828" fo:font-size="12pt" fo:letter-spacing="normal" fo:font-style="normal" fo:font-weight="normal" style:font-size-asian="12pt" style:font-size-complex="12pt"/>
    </style:style>
    <style:style style:name="T13" style:family="text">
      <style:text-properties fo:color="#333333"/>
    </style:style>
    <style:style style:name="T14" style:family="text">
      <style:text-properties fo:color="#333333" style:font-name="Times New Roman" fo:font-style="italic" style:font-style-asian="italic" style:font-style-complex="italic"/>
    </style:style>
    <style:style style:name="T15" style:family="text">
      <style:text-properties fo:color="#333333" fo:font-size="12pt" fo:font-weight="normal" officeooo:rsid="0008fd6c" style:font-size-asian="12pt" style:font-weight-asian="normal" style:font-size-complex="12pt" style:font-weight-complex="normal"/>
    </style:style>
    <style:style style:name="T16" style:family="text">
      <style:text-properties fo:color="#000000" style:font-name="Times New Roman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Powódź</text:span></text:p>
      <text:p text:style-name="P10"><text:span text:style-name="T2">P</text:span><text:span text:style-name="T1">rzejściowe zjawisko </text:span><text:span text:style-name="T4">hydrologiczne </text:span><text:span text:style-name="T1">polegające na </text:span><text:span text:style-name="T4">wezbraniu </text:span><text:span text:style-name="T1">wód </text:span><text:span text:style-name="T4">rzecznych </text:span><text:span text:style-name="T1">lub </text:span><text:span text:style-name="T4">morskich<text:line-break/></text:span><text:span text:style-name="T1">w </text:span><text:span text:style-name="T4">ciekach wodnych</text:span><text:span text:style-name="T1">, </text:span><text:span text:style-name="T4">zbiornikach </text:span><text:span text:style-name="T1">lub na </text:span><text:span text:style-name="T4">morzu </text:span><text:span text:style-name="T1">powodujące po przekroczeniu przez wodę stanu brzegowego zatopienie znacznych obszarów </text:span><text:span text:style-name="T4">lądu </text:span><text:span text:style-name="T1">– </text:span><text:span text:style-name="T4">dolin </text:span><text:span text:style-name="T1">rzecznych, terenów nadbrzeżnych lub </text:span><text:span text:style-name="T4">depresyjnych</text:span><text:span text:style-name="T1">, doprowadzające do wymiernych strat społecznych i materialnych. Jest jedną<text:line-break/>z najbardziej groźnych i niszczycielskich w skutkach </text:span><text:span text:style-name="T4">klęsk żywiołowych</text:span><text:span text:style-name="T1">. Walka z nią jest stale aktualnym problemem ogólnoświatowym. Poważny wpływ na występowanie powodzi ma istniejący układ </text:span><text:span text:style-name="T4">rzek </text:span><text:span text:style-name="T1">oraz występująca w poszczególnych okresach roku sytuacja hydrologiczno-</text:span><text:span text:style-name="T4">meteorologiczna</text:span><text:span text:style-name="T1">. </text:span></text:p>
      <text:p text:style-name="P17"><text:span text:style-name="Strong_20_Emphasis"><text:span text:style-name="T14"/></text:span></text:p>
      <text:p text:style-name="P18"><text:span text:style-name="Strong_20_Emphasis"><text:span text:style-name="T16">W TRAKCIE POWODZI</text:span></text:span></text:p>
      <text:p text:style-name="P12"><text:span text:style-name="T13">Podczas powodzi zastosuj się do poleceń prowadzących akcję ratunkową. Nie chodź po obszarach zalanych, jeżeli woda przemieszcza się szybko. Fala o głębokości kilkunastu centymetrów może przewrócić dorosłego człowieka. Jeżeli musisz przekroczyć zalany obszar, wybierz miejsce bez silnego nurtu.</text:span></text:p>
      <text:p text:style-name="P22">Pozostawanie w samochodzie podczas wezbrania nie jest bezpieczne. Większość samochodów może zostać poniesiona przez wodę. Jeśli zbliżasz się do zatopionej drogi, zawróć i jedź inną. Jeśli samochód stanie, natychmiast z niego wysiądź i idź na tereny wyżej położone.</text:p>
      <text:p text:style-name="P21">Nie należy rozbijać namiotu ani ustawiać przyczepy kempingowej nad brzegiem rzeki czy strumienia. Najlepiej jest zachować pewną odległość między obozem a wodą, aby mieć więcej czasu na przeniesienie się w wyższe rejony.<text:line-break/>– wyłącz instalację elektryczną i gazową oraz zabezpiecz sieć kanalizacyjną lub szambo,<text:line-break/>– w razie zagrożenia życia lub zdrowia dzwoń na numer alarmowy 112,<text:line-break/>– w przypadku niebezpieczeństwa natychmiast przemieść się na wyżej położone tereny,<text:line-break/>– jeśli posiadasz telefon komórkowy, miej go zawsze przy sobie i zadbaj, aby bateria była naładowana,<text:line-break/>– włącz radioodbiornik zasilany bateriami na częstotliwość lokalnej stacji radiowej, aby uzyskać najnowsze informacje o sytuacji i sposobach postępowania,<text:line-break/>– przygotuj się do ewentualnej ewakuacji pamiętając o tym, że osoby dorosłe powinny mieć przy sobie nie więcej niż 50 kg bagażu,<text:line-break/>– miej przy sobie apteczkę pierwszej pomocy i niezbędne, używane przez domowników leki, niezbędny zapas jedzenia i wody pitnej, ciepłe ubrania, śpiwory i koce (zgromadzone w górnych partiach domu lub mieszkania),<text:line-break/>– nie używaj wody ze studni ani wody gruntowej, ponieważ może być ona skażona.</text:p>
      <text:p text:style-name="P21">W przypadku nakazu opuszczenia domu, zrób to natychmiast. Przed opuszczeniem domu, dzieciom znajdującym się pod Twoją opieką przypnij do ubrań karteczkę z ich imieniem i nazwiskiem oraz kontaktem do ich opiekunów.</text:p>
      <text:p text:style-name="P21">Pamiętaj, aby zabrać ze sobą przygotowane wcześniej rzeczy (niezbędne leki używane przez domowników, ważne dokumenty, kosztowności, pieniądze, telefon komórkowy itp.), przy czym bagaż nie może przekraczać 50 kg. Zarejestruj się w punkcie ewidencyjnym - w ten sposób łatwiej odnajdzie cię rodzina.</text:p>
      <text:p text:style-name="P8"/>
      <text:p text:style-name="P5"><text:soft-page-break/></text:p>
      <text:p text:style-name="P5"><text:span text:style-name="Strong_20_Emphasis"><text:span text:style-name="T8">Co to jest smog?</text:span></text:span></text:p>
      <text:p text:style-name="P11">To zjawisko występuje wtedy, gdy w powietrzu znajduje się dużo zanieczyszczeń, a warunki atmosferyczne – np. brak wiatru czy mgła – sprzyjają ich koncentracji. Smog londyński (siarkowy) – występuje głównie zimą i ma związek z paleniem w piecach. Zawiera przede wszystkim tlenek siarki, tlenki azotu, tlenki węgla, sadzę i pyły. W Polsce występuje w Krakowie i na Górnym Śląsku. Negatywnie wpływa na układy oddechowy i krążenia. Smog typu Los Angeles (fotochemiczny) – pojawia się głównie latem. Powstaje ze spalin samochodowych zawierających tlenek węgla, tlenki azotu i węglowodory. Pod wpływem słońca powstają z nich kolejne toksyny, np. ozon. W Polsce występuje w Warszawie i Krakowie. Wywołuje podrażnienia oczu i dróg oddechowych.</text:p>
      <text:p text:style-name="P1"/>
      <text:p text:style-name="P4">Smog w Polsce</text:p>
      <text:p text:style-name="P16"><text:span text:style-name="T5">Nasz kraj zajmuje wysoką pozycję na liście najbardziej zanieczyszczonych w Europie. Dotyczy to zwłaszcza unoszących się w powietrzu drobnych pyłów o średnicy nie większej niż 2,5 mikrometra (tysięcznej części milimetra), zwanych w skrócie PM2,5. Zawierają one m.in. związki siarki i azotu, metale ciężkie oraz amoniak. Według WHO ich stężenie nie powinno przekraczać 10 mikrogramów na metr sześcienny, norma europejska jest bardziej liberalna – 25 μg/m3. Tymczasem w ostatnich latach w Polsce średni poziom tego rodzaju zanieczyszczeń to 27 μg/m3 – gorzej od nas wypadła tylko Bułgaria. W wielu polskich miastach wskaźnik ten przekracza 30 (Kraków), a nawet 40 μg/m3 (Żywiec, Pszczyna, Rybnik). I są to tylko wartości średnie, co oznacza, że okresowo zanieczyszczenie bywa jeszcze większe. Polska jest też liderem w innej dziedzinie – skażenia powietrza wielopierścieniowymi węglowodorami aromatycznymi (WWA), mającymi działanie rakotwórcze. Według raportu Głównego Inspektoratu Ochrony Środowiska średni poziom zaliczanego do tej grupy benzo(a)pirenu wynosi w Polsce przeciętnie 6 nanogramów na metr sześcienny, a w niektórych regionach – głównie chodzi o Kraków i Śląsk – bywa kilkakrotnie wyższy. Według norm europejskich wskaźnik ten powinien wynosić najwyżej 1 ng/m3, ale tak czystym powietrzem może się pochwalić u nas niewiele miejsc – chlubnym wyjątkiem jest np. Słupsk. Większość z nas nie ma pojęcia, jakim powietrzem oddycha, a nawet jeśli wiemy, że jest ono niezbyt dobrej jakości, często to lekceważymy. W powszechnej opinii problem ten dotyczy przede wszystkim osób cierpiących na astmę i inne choroby układu oddechowego. Tymczasem zanieczyszczenia szkodzą wielu narządom naszego ciała. Badania wykazały, że jeśli kobieta<text:line-break/>w ciąży oddychała zanieczyszczonym powietrzem, jej dziecko może mieć kłopoty ze zdrowiem już przy narodzeniu, a potem jest bardziej narażone na zaburzenia rozwojowe i może mieć niższy iloraz inteligencji. Są również dane wskazujące na związek zanieczyszczeń z zachorowaniami na cukrzycę, autyzm i demencję. </text:span></text:p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text:span text:style-name="T11"/></text:p>
      <text:p text:style-name="P3"><text:span text:style-name="T6">Z</text:span><text:span text:style-name="T7">amach na World Trade Center</text:span></text:p>
      <text:p text:style-name="P13"><text:span text:style-name="T11">17 lat temu, 11 września 2001 roku, doszło do największego w dziejach zamachu terrorystycznego. Członkowie Al-Kaidy porwali cztery samoloty pasażerskie, z których dwa uderzyły w budynki World Trade Center na Manhattanie w Nowym Jorku, a jeden spadł na gmach Pentagonu w Arlington w stanie Wirginia.</text:span><text:span text:style-name="T15"> </text:span><text:span text:style-name="T12">Czwarta maszyna, która prawdopodobnie miała trafić<text:line-break/>w Biały Dom, rozbiła się w Pensylwanii dzięki akcji pasażerów, którzy podjęli walkę<text:line-break/>z porywaczami. Runęły dwie wieże WTC, zawaliło się skrzydło Pentagonu. Zginęło niemal trzy tysiące osób, wśród nich sześcioro Polaków, a tysiące ludzi zostało rannych.</text:span></text:p>
      <text:p text:style-name="P19"><text:span text:style-name="T18">Dramatyczna akcja ratunkowa</text:span></text:p>
      <text:p text:style-name="P13">W akcji ratunkowej uczestniczyły setki osób, głównie policjantów i strażaków. Ponad 300<text:line-break/>z nich zginęło pod gruzami. O dramatycznych chwilach opowiadał Polskiemu Radiu Kevin<text:line-break/>z oddziału straży pożarnej na Manhattanie. – Z mojego oddziału zginęło siedmiu. Okropne rzeczy się działy. Widzieliśmy strasznie zmasakrowanych. Znałem ich bardzo dobrze. To smutne. Modliliśmy się i mieliśmy nadzieję, że znajdzie się jakiś sposób, że będą w stanie przeżyć, ale tak się nie stało – powiedział. Do dziś nie zidentyfikowano 40 procent zabitych w zamachu. Na początku sierpnia amerykańskie władze poinformowały o identyfikacji 1641. ofiary terrorystów. Badania są trudne<text:line-break/>i żmudne. Z tak zwanej strefy zero pobrano blisko 22 tysiące próbek.</text:p>
      <text:p text:style-name="P20"><text:span text:style-name="T18">Wojna z terroryzmem</text:span></text:p>
      <text:p text:style-name="P14">Natychmiast po tragedii ówczesny prezydent George W. Bush ogłosił wojnę z terroryzmem,<text:line-break/>a przywódca Al-Kaidy Osama bin Laden stał się najbardziej poszukiwanym terrorystą na świecie. Siły międzynarodowej koalicji obaliły reżim talibów w Afganistanie, gdzie ukrywał się bin Laden, oraz przeprowadziły inwazję na Irak. Dziesięć lat po ataku na WTC, w maju 2011 roku, bin Laden został zabity przez amerykańskie oddziały specjalne w Pakistanie.</text:p>
      <text:p text:style-name="P20"><text:span text:style-name="T18">Ofiar ciągle przybywa</text:span></text:p>
      <text:p text:style-name="P14">Kolejne rocznice tragicznych wydarzeń z 11 września 2001 roku odbywają się w nastroju refleksji nad wciąż aktualnym zagrożeniem ze strony islamskiego terroryzmu. W ostatnich latach<text:line-break/>w zamachach zginęły lub zostały ranne tysiące ludzi. Hasło islamskich fundamentalistów, dżihad, tłumaczone jako „święta wojna”, obecnie pojawia się w groźbach terrorystów z tak zwanego Państwa Islamskiego. Od zamachu minęło już 16 lat, jednak ciągle rośnie liczba jego ofiar – umierają ludzie, którzy przebywali w pobliżu Światowego Centrum Handlu. Ponad 9 tysięcy strażaków i policjantów zagrożonych jest rakiem i cierpi na dolegliwości związane z drogami oddechowymi. Opary ze zgliszcz WTC spowodowały u ponad 33 tysięcy nowojorczyków alergie<text:line-break/>i trudne do zdiagnozowania choroby skóry. Wśród tych, którzy pracowali przy odgruzowywaniu strefy zero, przybywa chorych na raka mózgu.</text:p>
      <text:p text:style-name="P6">– Trwać to będzie jeszcze wiele lat– mówi dr Michael Crane, który nadzoruje projekt opieki medycznej dla ofiar ataku terrorystyczne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Tahoma1" svg:font-family="Tahoma"/>
    <style:font-face style:name="sans-serif" svg:font-family="sans-serif"/>
    <style:font-face style:name="Lato1" svg:font-family="Lato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26S</meta:editing-duration>
    <meta:editing-cycles>9</meta:editing-cycles>
    <meta:generator>LibreOffice/5.4.3.2$Windows_x86 LibreOffice_project/92a7159f7e4af62137622921e809f8546db437e5</meta:generator>
    <dc:date>2018-01-14T14:55:46.834000000</dc:date>
    <meta:document-statistic meta:table-count="0" meta:image-count="0" meta:object-count="0" meta:page-count="3" meta:paragraph-count="21" meta:word-count="1196" meta:character-count="8524" meta:non-whitespace-character-count="7323"/>
    <meta:user-defined meta:name="Info 1"/>
    <meta:user-defined meta:name="Info 2"/>
    <meta:user-defined meta:name="Info 3"/>
    <meta:user-defined meta:name="Info 4"/>
  </office:meta>
</office:document-meta>
</file>